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fo:font-weight="bold" officeooo:rsid="0040ecd1" officeooo:paragraph-rsid="0040ec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59748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normal" officeooo:rsid="006181e0" officeooo:paragraph-rsid="006181e0" style:font-size-asian="16pt" style:font-weight-asian="normal" style:font-size-complex="16pt" style:font-weight-complex="normal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weight="bold" officeooo:rsid="00624f41" style:font-weight-asian="bold" style:font-weight-complex="bold"/>
    </style:style>
    <style:style style:name="T3" style:family="text">
      <style:text-properties officeooo:rsid="006181e0"/>
    </style:style>
    <style:style style:name="T4" style:family="text">
      <style:text-properties officeooo:rsid="00624f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<text:span text:style-name="T3">CAIXAS</text:span></text:p>
      <text:p text:style-name="P1"/>
      <text:p text:style-name="P2">A caixa é um tipo de tambor, composto por um corpo cilíndrico de pequena seção, com duas peles fixadas e tensionadas por meio de aros metálicos, uma esteira de metal, constituída por pequenas molas de arame colocada em contato com a pele inferior, que vibra através da ressonância produzida sempre que a pele superior é percutida, produzindo um som repicado, característico das marchas militares. Além disso, ela ainda é um componente muito importante para a bateria, sendo um dos tambores mais utilizados pela maioria dos bateristas.</text:p>
      <text:p text:style-name="P2"/>
      <text:p text:style-name="P5"><text:span text:style-name="T1">Caixa Tradicional</text:span> – A caixa tradicional tem um uso nas bandas de marchas ou desfiles, onde é hábito apoiar a caixa ao ombro ou à cintura do percussionista com um talabarte (alça). No entanto, sua utilização principal é como componente da bateria, onde é montada sobre um pedestal, geralmente, em forma de tripé. De uma maneira geral, e dependendo dos modelos, a esteira pode ser afastada da pele inferior mediante uma alavanca, permitindo também a execução de ritmos sem a presença do som repicado característico da caixa.</text:p>
      <text:p text:style-name="P3"/>
      <text:p text:style-name="P4"><text:span text:style-name="T2">Tarol </text:span>– <text:span text:style-name="T4">É um instrumento muito semelhante à caixa tradicional, muitas vezes a diferença entre os dois passam desapercebidas, e grande parte das pessoas consideram os dois como o mesmo instrumento. Popularmente, distingue-se o tarol da caixa pelo formato do corpo. O tarol tem geralmente uma distância menor das membranas, algo em torno dos 10cm, e a caixa pode ter acima de 15c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57:58.860260787</meta:creation-date>
    <meta:editing-duration>PT2H21M14S</meta:editing-duration>
    <meta:editing-cycles>14</meta:editing-cycles>
    <meta:generator>LibreOffice/6.0.7.3$Linux_X86_64 LibreOffice_project/00m0$Build-3</meta:generator>
    <dc:date>2020-06-14T01:47:05.196911147</dc:date>
    <meta:document-statistic meta:table-count="0" meta:image-count="0" meta:object-count="0" meta:page-count="1" meta:paragraph-count="4" meta:word-count="237" meta:character-count="1450" meta:non-whitespace-character-count="1215"/>
  </office:meta>
</office:document-meta>
</file>